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="none" draw:textarea-horizontal-align="justify" draw:textarea-vertical-align="middle" draw:auto-grow-height="false" fo:min-height="1.65cm" fo:min-width="4.8cm"/>
    </style:style>
    <style:style style:name="gr2" style:family="graphic" style:parent-style-name="standard">
      <style:graphic-properties svg:stroke-opacity="100%" draw:fill="none" draw:textarea-horizontal-align="justify" draw:textarea-vertical-align="middle" draw:auto-grow-height="false" fo:min-height="1.25cm" fo:min-width="0.95cm"/>
    </style:style>
    <style:style style:name="gr3" style:family="graphic" style:parent-style-name="standard">
      <style:graphic-properties svg:stroke-opacity="100%" draw:fill="none" draw:textarea-horizontal-align="justify" draw:textarea-vertical-align="middle" draw:auto-grow-height="false" fo:min-height="0.482cm" fo:min-width="2.71cm"/>
    </style:style>
    <style:style style:name="gr4" style:family="graphic" style:parent-style-name="standard">
      <style:graphic-properties svg:stroke-opacity="100%" draw:fill="none" draw:textarea-horizontal-align="justify" draw:textarea-vertical-align="middle" draw:auto-grow-height="false" fo:min-height="1.374cm" fo:min-width="1.83cm"/>
    </style:style>
    <style:style style:name="gr5" style:family="graphic" style:parent-style-name="standard">
      <style:graphic-properties svg:stroke-opacity="100%" draw:fill="none" draw:textarea-horizontal-align="justify" draw:textarea-vertical-align="middle" draw:auto-grow-height="false" fo:min-height="0.95cm" fo:min-width="1.8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5.3cm" svg:height="1.9cm" svg:x="8.3cm" svg:y="17.4cm">
          <text:p text:style-name="P1">t2 = sqrt(t2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2.9cm" svg:height="3cm" svg:x="5.1cm" svg:y="14.9cm">
          <text:p text:style-name="P1">t2&lt;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5.7cm" svg:height="1.3cm" svg:x="7.8cm" svg:y="4.4cm">
          <text:p text:style-name="P1">&gt; a,b,c</text:p>
          <draw:enhanced-geometry svg:viewBox="0 0 21600 21600" draw:glue-points="?f6 0 10800 ?f8 ?f11 10800 ?f9 21600 10800 ?f10 ?f5 10800" draw:text-areas="?f3 ?f3 ?f4 ?f4" draw:type="parallelogram" draw:modifiers="7126.218445388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.3cm" svg:height="2.3cm" svg:x="9.3cm" svg:y="1.3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xml:id="id12" draw:id="id12" draw:layer="layout" svg:width="3.3cm" svg:height="1.7cm" svg:x="8.7cm" svg:y="26.5cm">
          <text:p text:style-name="P1">End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5.3cm" svg:height="1.9cm" svg:x="8.1cm" svg:y="9.7cm">
          <text:p text:style-name="P1">t1 = -b/2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9cm" svg:height="3cm" svg:x="9.5cm" svg:y="6.2cm">
          <text:p text:style-name="P1">A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5.7cm" svg:height="1.3cm" svg:x="1.5cm" svg:y="24.9cm">
          <text:p text:style-name="P1">„Dit jeht nich“ &gt;</text:p>
          <draw:enhanced-geometry svg:viewBox="0 0 21600 21600" draw:glue-points="?f6 0 10800 ?f8 ?f11 10800 ?f9 21600 10800 ?f10 ?f5 10800" draw:text-areas="?f3 ?f3 ?f4 ?f4" draw:type="parallelogram" draw:modifiers="7126.218445388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5.3cm" svg:height="1.9cm" svg:x="8.3cm" svg:y="12.4cm">
          <text:p text:style-name="P1">t2 = (b²-4ac)/(4a²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2.9cm" svg:height="3cm" svg:x="9cm" svg:y="20.2cm">
          <text:p text:style-name="P1">B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0" draw:id="id10" draw:layer="layout" svg:width="5.7cm" svg:height="1.3cm" svg:x="12.8cm" svg:y="24.8cm">
          <text:p text:style-name="P1">T1 + t2 &gt;</text:p>
          <draw:enhanced-geometry svg:viewBox="0 0 21600 21600" draw:glue-points="?f6 0 10800 ?f8 ?f11 10800 ?f9 21600 10800 ?f10 ?f5 10800" draw:text-areas="?f3 ?f3 ?f4 ?f4" draw:type="parallelogram" draw:modifiers="7126.218445388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1" draw:id="id11" draw:layer="layout" svg:width="5.7cm" svg:height="1.3cm" svg:x="7.4cm" svg:y="24.9cm">
          <text:p text:style-name="P1">T1 + t2 &gt;</text:p>
          <text:p text:style-name="P1">T1 – t2 &gt;</text:p>
          <draw:enhanced-geometry svg:viewBox="0 0 21600 21600" draw:glue-points="?f6 0 10800 ?f8 ?f11 10800 ?f9 21600 10800 ?f10 ?f5 10800" draw:text-areas="?f3 ?f3 ?f4 ?f4" draw:type="parallelogram" draw:modifiers="7126.218445388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0.95cm" svg:y1="3.6cm" svg:x2="10.65cm" svg:y2="4.4cm" draw:start-shape="id1" draw:start-glue-point="8" draw:end-shape="id2" draw:end-glue-point="5" svg:d="M10950 3600v401h-300v399" svg:viewBox="0 0 301 801">
          <text:p/>
        </draw:connector>
        <draw:connector draw:style-name="gr6" draw:text-style-name="P1" draw:layer="layout" svg:x1="10.65cm" svg:y1="5.7cm" svg:x2="10.95cm" svg:y2="6.2cm" draw:start-shape="id2" draw:start-glue-point="8" draw:end-shape="id3" draw:end-glue-point="4" svg:d="M10650 5700v251h300v249" svg:viewBox="0 0 301 501">
          <text:p/>
        </draw:connector>
        <draw:connector draw:style-name="gr7" draw:text-style-name="P1" draw:layer="layout" svg:x1="10.95cm" svg:y1="9.2cm" svg:x2="10.75cm" svg:y2="9.7cm" draw:start-shape="id3" draw:start-glue-point="6" draw:end-shape="id4" draw:end-glue-point="4" svg:d="M10950 9200v251h-200v249" svg:viewBox="0 0 201 501">
          <text:p text:style-name="P1">N</text:p>
        </draw:connector>
        <draw:connector draw:style-name="gr6" draw:text-style-name="P1" draw:layer="layout" svg:x1="10.75cm" svg:y1="11.6cm" svg:x2="10.95cm" svg:y2="12.4cm" draw:start-shape="id4" draw:start-glue-point="6" draw:end-shape="id5" draw:end-glue-point="4" svg:d="M10750 11600v401h200v399" svg:viewBox="0 0 201 801">
          <text:p/>
        </draw:connector>
        <draw:connector draw:style-name="gr6" draw:text-style-name="P1" draw:layer="layout" draw:line-skew="-4.302cm 1.901cm" svg:x1="10.95cm" svg:y1="14.3cm" svg:x2="6.55cm" svg:y2="14.9cm" draw:start-shape="id5" draw:start-glue-point="6" draw:end-shape="id6" draw:end-glue-point="4" svg:d="M10950 14300v-200h-4450v299h50v501" svg:viewBox="0 0 4451 801">
          <text:p/>
        </draw:connector>
        <draw:connector draw:style-name="gr7" draw:text-style-name="P1" draw:layer="layout" svg:x1="8cm" svg:y1="16.4cm" svg:x2="10.95cm" svg:y2="17.4cm" draw:start-shape="id6" draw:start-glue-point="7" draw:end-shape="id7" draw:end-glue-point="4" svg:d="M8000 16400h2950v1000" svg:viewBox="0 0 2951 1001">
          <text:p text:style-name="P1">N</text:p>
        </draw:connector>
        <draw:connector draw:style-name="gr7" draw:text-style-name="P1" draw:layer="layout" svg:x1="5.1cm" svg:y1="16.4cm" svg:x2="4.35cm" svg:y2="24.9cm" draw:start-shape="id6" draw:start-glue-point="5" draw:end-shape="id8" draw:end-glue-point="5" svg:d="M5100 16400h-750v8500" svg:viewBox="0 0 751 8501">
          <text:p text:style-name="P1">J</text:p>
        </draw:connector>
        <draw:connector draw:style-name="gr6" draw:text-style-name="P1" draw:layer="layout" svg:x1="9.5cm" svg:y1="7.7cm" svg:x2="4.35cm" svg:y2="24.9cm" draw:start-shape="id3" draw:start-glue-point="5" draw:end-shape="id8" draw:end-glue-point="5" svg:d="M9500 7700h-5150v17200" svg:viewBox="0 0 5151 17201">
          <text:p/>
        </draw:connector>
        <draw:frame draw:style-name="gr8" draw:text-style-name="P3" draw:layer="layout" svg:width="1.72cm" svg:height="1.562cm" svg:x="4.2cm" svg:y="8.038cm">
          <draw:text-box>
            <text:p>J</text:p>
          </draw:text-box>
        </draw:frame>
        <draw:connector draw:style-name="gr6" draw:text-style-name="P1" draw:layer="layout" svg:x1="10.95cm" svg:y1="19.3cm" svg:x2="10.45cm" svg:y2="20.2cm" draw:start-shape="id7" draw:start-glue-point="6" draw:end-shape="id9" draw:end-glue-point="4" svg:d="M10950 19300v451h-500v449" svg:viewBox="0 0 501 901">
          <text:p/>
        </draw:connector>
        <draw:connector draw:style-name="gr7" draw:text-style-name="P1" draw:layer="layout" svg:x1="11.9cm" svg:y1="21.7cm" svg:x2="15.65cm" svg:y2="24.8cm" draw:start-shape="id9" draw:start-glue-point="7" draw:end-shape="id10" draw:end-glue-point="5" svg:d="M11900 21700h3750v3100" svg:viewBox="0 0 3751 3101">
          <text:p text:style-name="P1">J</text:p>
        </draw:connector>
        <draw:connector draw:style-name="gr7" draw:text-style-name="P1" draw:layer="layout" svg:x1="10.45cm" svg:y1="23.2cm" svg:x2="10.25cm" svg:y2="24.9cm" draw:start-shape="id9" draw:start-glue-point="6" draw:end-shape="id11" draw:end-glue-point="5" svg:d="M10450 23200v851h-200v849" svg:viewBox="0 0 201 1701">
          <text:p text:style-name="P1">N</text:p>
        </draw:connector>
        <draw:connector draw:style-name="gr6" draw:text-style-name="P1" draw:layer="layout" svg:x1="10.25cm" svg:y1="26.2cm" svg:x2="10.35cm" svg:y2="26.5cm" draw:start-shape="id11" draw:start-glue-point="8" draw:end-shape="id12" draw:end-glue-point="4" svg:d="M10250 26200v151h100v149" svg:viewBox="0 0 101 301">
          <text:p/>
        </draw:connector>
        <draw:connector draw:style-name="gr6" draw:text-style-name="P1" draw:layer="layout" svg:x1="14.71cm" svg:y1="26.1cm" svg:x2="12cm" svg:y2="27.35cm" draw:start-shape="id10" draw:start-glue-point="7" draw:end-shape="id12" draw:end-glue-point="10" svg:d="M14710 26100v1250h-2710" svg:viewBox="0 0 2711 1251">
          <text:p/>
        </draw:connector>
        <draw:connector draw:style-name="gr6" draw:text-style-name="P1" draw:layer="layout" svg:x1="4.35cm" svg:y1="26.2cm" svg:x2="8.7cm" svg:y2="27.35cm" draw:start-shape="id8" draw:start-glue-point="8" draw:end-shape="id12" draw:end-glue-point="6" svg:d="M4350 26200v1150h4350" svg:viewBox="0 0 435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2:18:38.447030202</meta:creation-date>
    <dc:date>2019-11-14T11:40:52.700405707</dc:date>
    <meta:editing-duration>PT26M38S</meta:editing-duration>
    <meta:editing-cycles>14</meta:editing-cycles>
    <meta:generator>LibreOffice/6.0.7.3$Linux_x86 LibreOffice_project/00m0$Build-3</meta:generator>
    <meta:document-statistic meta:object-count="27"/>
  </office:meta>
</office:document-meta>
</file>